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.setT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R( in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O( String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Q( int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I( Stri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U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K( String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A(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P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H( floa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V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M( Stri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D( Stri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B(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E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N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.setL( Stri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